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999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mer – månghörning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mer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mer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ju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il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Insek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Andr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Produk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WAN – LAN 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omino – vanlig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omino – numrera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 – krets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 – märk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 – mätar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l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överdrag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möbl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byggna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badrum, kö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kö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fönster, dörr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lödesdiagram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lödesdiagram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Faun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Byggna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Väx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Staty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Landskap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Stä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Blomm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Terapi – allmän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Vä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d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kyl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lå m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emi – Aminosyr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Logiska skyl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Logiska por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Logotyp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milis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Pil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5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6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7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8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9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Pneumatikdel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allmän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nätver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nätverksenhe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Numm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kyltar – far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Objek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f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me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si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Sydame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Europ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Europa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Frankrik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Frankrike – region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skyl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K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Kontinen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llanöster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llaname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deltid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xic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Forntid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Symbol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historia – 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Värld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Gröd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råkt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lagg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Musikinstrumen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No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pecialpiktogram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Firand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Mat och dry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Människ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Objek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Rym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Res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OpenOffice.org-logotyp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yggna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Hemsida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Punkter 2</text:p>
          </table:table-cell>
          <table:table-cell table:number-columns-repeated="3"/>
          <table:table-cell office:value-type="string">
            <text:p>06.07.2006 12: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1">2008-03-31</text:date>, <text:time>10:15:4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06-20T13:50:25</meta:creation-date>
    <dc:creator>Magnus Johansson</dc:creator>
    <dc:date>2008-03-31T10:15:48</dc:date>
    <meta:editing-cycles>5</meta:editing-cycles>
    <meta:editing-duration>PT55M23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